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66b2" officeooo:paragraph-rsid="001d3a3b"/>
    </style:style>
    <style:style style:name="P2" style:family="paragraph" style:parent-style-name="Standard">
      <style:text-properties officeooo:rsid="000c45d5" officeooo:paragraph-rsid="001d3a3b"/>
    </style:style>
    <style:style style:name="P3" style:family="paragraph" style:parent-style-name="Standard">
      <style:text-properties officeooo:rsid="000cf2cd" officeooo:paragraph-rsid="001d3a3b"/>
    </style:style>
    <style:style style:name="P4" style:family="paragraph" style:parent-style-name="Standard">
      <style:text-properties officeooo:rsid="001d3a3b" officeooo:paragraph-rsid="001d3a3b"/>
    </style:style>
    <style:style style:name="T1" style:family="text">
      <style:text-properties officeooo:rsid="00199379"/>
    </style:style>
    <style:style style:name="T2" style:family="text">
      <style:text-properties officeooo:rsid="001349b5"/>
    </style:style>
    <style:style style:name="T3" style:family="text">
      <style:text-properties officeooo:rsid="00162892"/>
    </style:style>
    <style:style style:name="T4" style:family="text">
      <style:text-properties officeooo:rsid="00127449"/>
    </style:style>
    <style:style style:name="T5" style:family="text">
      <style:text-properties officeooo:rsid="00197306"/>
    </style:style>
    <style:style style:name="T6" style:family="text">
      <style:text-properties officeooo:rsid="00170ac4"/>
    </style:style>
    <style:style style:name="T7" style:family="text">
      <style:text-properties officeooo:rsid="0018b622"/>
    </style:style>
    <style:style style:name="T8" style:family="text">
      <style:text-properties officeooo:rsid="000cf2cd"/>
    </style:style>
    <style:style style:name="T9" style:family="text">
      <style:text-properties officeooo:rsid="000f66b2"/>
    </style:style>
    <style:style style:name="T10" style:family="text">
      <style:text-properties officeooo:rsid="000fb9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ory</text:p>
      <text:p text:style-name="P2"/>
      <text:p text:style-name="P2"><text:span text:style-name="T1">Kapitel </text:span>1. Die Reise beginnt<text:line-break/><text:line-break/>Die Crew beginnt ihre Reise im Tiefland <text:span text:style-name="T2">Bengalen</text:span>, <text:span text:style-name="T3">sie werden von dem Kommandanten über das Ziel ihrer Mission informiert. Sie sollen mit dem Dampfschiff flussaufwärts fahren um in das östlichen Grenzgebiet, der Company zu gelangen. Dort sollen sie einen Mann namens Kurz, der dort die örtliche Station leite, ablösen und zurück nach Kalkutta begleiten.</text:span></text:p>
      <text:p text:style-name="P2"/>
      <text:p text:style-name="P2"><text:span text:style-name="T3">Während ihrer Reise durch das Tiefland</text:span> werden sie mit den Auswirkungen der britischen Kolonialherrschaft konfrontiert, Sklaverei, Krieg und der <text:span text:style-name="T3">grassierenden</text:span> Hungersnot, <text:span text:style-name="T4">die zu diesem Zeitpunkt in Bengalen herrscht</text:span>. <text:span text:style-name="T4">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1">Kapitel </text:span>2. Durch den Dschungel<text:line-break/><text:line-break/>Die Crew fährt bereits einige Tage durch den Dschungel. Durch verschiedene mysteriöse Ereignisse, beginnt die Crew <text:span text:style-name="T5">allmählich </text:span>ihre Mission und deren Hintergründe zu Hinterfragen. <text:span text:style-name="T2">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6">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2"/>
      <text:p text:style-name="P2"><text:span text:style-name="T7">Der Kommandant will die Mission, aufgrund des hohen Risikos abbrechen,</text:span> <text:span text:style-name="T7">woraufhin er</text:span> <text:s/>durch den Ranger, seines Kommandos enthoben wird.</text:p>
      <text:p text:style-name="P2"/>
      <text:p text:style-name="P2"><text:span text:style-name="T1">Kapitel 3</text:span>. Das Herz der Finsternis<text:line-break/><text:line-break/>Im tiefsten Dschungel wird die Crew mit den Folgen, von Kurz <text:span text:style-name="T7">begangenen</text:span> <text:span text:style-name="T7">Gräueltaten</text:span> <text:span text:style-name="T7">konfrontiert.</text:span></text:p>
      <text:p text:style-name="P2">Sie treffen auf verwaiste Dörfer und werden Zeuge, wie Kurz Männer ein Dorf attackieren und Plündern. Kurz darauf wird das Schiff angegriffen und je nach bisherigem Spielverlauf <text:span text:style-name="T7">werden</text:span>, eines, oder mehrere der Besatzungsmitglieder getötet. </text:p>
      <text:p text:style-name="P2"><text:span text:style-name="T7">I</text:span>m Finale des Spiels <text:span text:style-name="T7">trifft die Mannschaft </text:span>auf Kurz Stützpunkt, in welchem dieser seine erbeuteten Schätze <text:span text:style-name="T8">hortet. Um den Stützpunkt hat sich eine große Zahl der Einheimischen gesammelt, die Kurz als Gott verehren und ihn Treu ergeben sind. Die Mitglieder der Crew werden zu Kurz geführt und finden heraus, dass dieser im Sterben liegt. Die Crew führt mit Kurz ein Gespräch und dieser </text:span><text:soft-page-break/><text:span text:style-name="T8">scheint bestens informiert über die Crew zu sein, insbesondere über den Ranger. Er bittet den Ranger, ihn zu töten und an seinen Platz als Herrscher einzunehmen um sein Werk fortzuführen. Je nach bisherigen Verlauf, ist eines der drei folgenden Enden möglich:</text:span></text:p>
      <text:p text:style-name="P2"/>
      <text:p text:style-name="P3">Ende 1</text:p>
      <text:p text:style-name="P3"/>
      <text:p text:style-name="P3">Der Ranger widersteht auf zureden des Spielers dem Angebot von kurz und die Crew verlässt widerstandslos zusammen mit Kurz, das Lager. Auf der Rückfahrt verstirbt Kurz mit den Worten „Das Grauen … das Grauen!“ <text:span text:style-name="T5">Bei der Ankunft in Kalkutta werden sie bereits von Mitarbeitern des Untersuchungsausschusses empfangen. In der letzten Szene erfahren wir, das es sich bei der erlebten Geschichte um die Erzählung des Schreibers handelt, der diese vor einem Gericht schildert.</text:span></text:p>
      <text:p text:style-name="P3"/>
      <text:p text:style-name="P3">Ende 2 </text:p>
      <text:p text:style-name="P3">Der Ranger <text:span text:style-name="T9">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1"/>
      <text:p text:style-name="P1">Ende 3, </text:p>
      <text:p text:style-name="P1"><text:span text:style-name="T5">Selbiges</text:span> Ende wie Ende 2, mit dem Unterschied, das der Ranger die Mannschaft mit Gewalt festhalten lässt. Sie dürfen den Dschungel n<text:span text:style-name="T1">icht </text:span>verlassen, aus Furcht, sie könnten <text:span text:style-name="T1">das erlebte</text:span> weitererzähle<text:span text:style-name="T1">n</text:span>. In der letzten Szene erfahren wir, das es sich bei der erzählten Geschichte um die Aufzeichnungen des Schreibers handelt, die von einem Trupp Forscher in der Gegenwart gefunden wird. <text:span text:style-name="T10">Über den Verbleib, der Mannschaft, wird der Spieler im Unklaren gelasse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3:09:54.641000000</meta:creation-date>
    <dc:date>2018-01-22T03:10:35.308000000</dc:date>
    <meta:editing-duration>PT42S</meta:editing-duration>
    <meta:editing-cycles>2</meta:editing-cycles>
    <meta:generator>LibreOffice/5.3.7.2$Windows_X86_64 LibreOffice_project/6b8ed514a9f8b44d37a1b96673cbbdd077e24059</meta:generator>
    <meta:document-statistic meta:table-count="0" meta:image-count="0" meta:object-count="0" meta:page-count="2" meta:paragraph-count="13" meta:word-count="786" meta:character-count="5383" meta:non-whitespace-character-count="4600"/>
  </office:meta>
</office:document-meta>
</file>